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table:style-name="ce1" office:value-type="string" table:number-columns-spanned="19" table:number-rows-spanned="1">
            <text:p>Imagens de Treino x Sucesso</text:p>
          </table:table-cell>
          <table:covered-table-cell table:number-columns-repeated="18"/>
        </table:table-row>
        <table:table-row table:style-name="ro1">
          <table:table-cell office:value-type="string">
            <text:p>Imagens Trein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qt sucesso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falso positiv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table:number-columns-spanned="19" table:number-rows-spanned="1">
            <text:p>Imagens de Treino x Falhas</text:p>
          </table:table-cell>
          <table:covered-table-cell table:number-columns-repeated="18"/>
        </table:table-row>
        <table:table-row table:style-name="ro1">
          <table:table-cell office:value-type="string">
            <text:p>Imagens Trein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qt falha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also negativos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>
            <draw:frame table:end-cell-address="Planilha1.G31" table:end-x="0.6701in" table:end-y="0.0319in" draw:z-index="0" draw:style-name="gr1" draw:text-style-name="P1" svg:width="6.3in" svg:height="3.5457in" svg:x="0.1642in" svg:y="0.0421in">
              <draw:object draw:notify-on-update-of-ranges="Planilha1.A1:Planilha1.A1 Planilha1.B2:Planilha1.S2 Planilha1.A3:Planilha1.A3 Planilha1.B3:Planilha1.S3 Planilha1.A4:Planilha1.A4 Planilha1.B4:Planilha1.S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Planilha1.N31" table:end-x="0.6484in" table:end-y="0.0839in" draw:z-index="1" draw:style-name="gr1" draw:text-style-name="P1" svg:width="6.2996in" svg:height="3.5457in" svg:x="0.572in" svg:y="0.0941in">
              <draw:object draw:notify-on-update-of-ranges="Planilha1.A6:Planilha1.A6 Planilha1.B7:Planilha1.S7 Planilha1.A8:Planilha1.A8 Planilha1.B8:Planilha1.S8 Planilha1.A9:Planilha1.A9 Planilha1.B9:Planilha1.S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11/18/2018</text:date>, <text:time>17:36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da Silva </meta:initial-creator>
    <meta:creation-date>2018-11-17T20:14:43.41</meta:creation-date>
    <dc:date>2018-11-18T17:36:42.32</dc:date>
    <dc:creator>Thiago da Silva </dc:creator>
    <meta:editing-duration>PT20H34M14S</meta:editing-duration>
    <meta:editing-cycles>5</meta:editing-cycles>
    <meta:generator>OpenOffice/4.1.5$Win32 OpenOffice.org_project/415m1$Build-9789</meta:generator>
    <meta:document-statistic meta:table-count="3" meta:cell-count="1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2.516cm" svg:y="3.929cm" style:legend-expansion="high" chart:style-name="ch2"/>
        <chart:plot-area chart:style-name="ch3" table:cell-range-address="Planilha1.A1:Planilha1.A1 Planilha1.B2:Planilha1.S4 Planilha1.A3:Planilha1.A4" chart:data-source-has-labels="both" svg:x="1.358cm" svg:y="0.855cm" svg:width="10.518cm" svg:height="6.964cm">
          <chartooo:coordinate-region svg:x="1.979cm" svg:y="1.067cm" svg:width="9.71cm" svg:height="6.079cm"/>
          <chart:axis chart:dimension="x" chart:name="primary-x" chart:style-name="ch4" chartooo:axis-type="auto">
            <chartooo:date-scale/>
            <chart:title svg:x="5.237cm" svg:y="8cm" chart:style-name="ch5">
              <text:p>imagens de treino</text:p>
            </chart:title>
            <chart:categories table:cell-range-address="Planilha1.B2:Planilha1.S2"/>
          </chart:axis>
          <chart:axis chart:dimension="y" chart:name="primary-y" chart:style-name="ch4">
            <chart:title svg:x="0.451cm" svg:y="5.664cm" chart:style-name="ch6">
              <text:p>reconhecimentos</text:p>
            </chart:title>
            <chart:grid chart:style-name="ch7" chart:class="major"/>
          </chart:axis>
          <chart:series chart:style-name="ch8" chart:values-cell-range-address="Planilha1.B3:Planilha1.S3" chart:label-cell-address="Planilha1.A3:Planilha1.A3" chart:class="chart:line">
            <chart:data-point chart:repeated="18"/>
          </chart:series>
          <chart:series chart:style-name="ch9" chart:values-cell-range-address="Planilha1.B4:Planilha1.S4" chart:label-cell-address="Planilha1.A4:Planilha1.A4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/>
                <draw:g>
                  <svg:desc>Planilha1.B2:Planilha1.S2</svg:desc>
                </draw:g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qt sucesso</text:p>
                <draw:g>
                  <svg:desc>Planilha1.A3:Planilha1.A3</svg:desc>
                </draw:g>
              </table:table-cell>
              <table:table-cell office:value-type="float" office:value="14">
                <text:p>14</text:p>
                <draw:g>
                  <svg:desc>Planilha1.B3:Planilha1.S3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falso positivos</text:p>
                <draw:g>
                  <svg:desc>Planilha1.A4:Planilha1.A4</svg:desc>
                </draw:g>
              </table:table-cell>
              <table:table-cell office:value-type="float" office:value="0">
                <text:p>0</text:p>
                <draw:g>
                  <svg:desc>Planilha1.B4:Planilha1.S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legend chart:legend-position="end" svg:x="12.409cm" svg:y="3.929cm" style:legend-expansion="high" chart:style-name="ch2"/>
        <chart:plot-area chart:style-name="ch3" table:cell-range-address="Planilha1.A6:Planilha1.A6 Planilha1.B7:Planilha1.S9 Planilha1.A8:Planilha1.A9" chart:data-source-has-labels="both" svg:x="1.358cm" svg:y="0.855cm" svg:width="10.411cm" svg:height="6.964cm">
          <chartooo:coordinate-region svg:x="1.979cm" svg:y="1.067cm" svg:width="9.603cm" svg:height="6.079cm"/>
          <chart:axis chart:dimension="x" chart:name="primary-x" chart:style-name="ch4" chartooo:axis-type="auto">
            <chartooo:date-scale/>
            <chart:title svg:x="5.223cm" svg:y="8cm" chart:style-name="ch5">
              <text:p>imagens de treno</text:p>
            </chart:title>
            <chart:categories table:cell-range-address="Planilha1.B7:Planilha1.S7"/>
          </chart:axis>
          <chart:axis chart:dimension="y" chart:name="primary-y" chart:style-name="ch4">
            <chart:title svg:x="0.451cm" svg:y="5.664cm" chart:style-name="ch6">
              <text:p>reconhecimentos</text:p>
            </chart:title>
            <chart:grid chart:style-name="ch7" chart:class="major"/>
          </chart:axis>
          <chart:series chart:style-name="ch8" chart:values-cell-range-address="Planilha1.B8:Planilha1.S8" chart:label-cell-address="Planilha1.A8:Planilha1.A8" chart:class="chart:line">
            <chart:data-point chart:repeated="18"/>
          </chart:series>
          <chart:series chart:style-name="ch9" chart:values-cell-range-address="Planilha1.B9:Planilha1.S9" chart:label-cell-address="Planilha1.A9:Planilha1.A9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/>
                <draw:g>
                  <svg:desc>Planilha1.B7:Planilha1.S7</svg:desc>
                </draw:g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qt falha</text:p>
                <draw:g>
                  <svg:desc>Planilha1.A8:Planilha1.A8</svg:desc>
                </draw:g>
              </table:table-cell>
              <table:table-cell office:value-type="float" office:value="6">
                <text:p>6</text:p>
                <draw:g>
                  <svg:desc>Planilha1.B8:Planilha1.S8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also negativos</text:p>
                <draw:g>
                  <svg:desc>Planilha1.A9:Planilha1.A9</svg:desc>
                </draw:g>
              </table:table-cell>
              <table:table-cell office:value-type="float" office:value="6">
                <text:p>6</text:p>
                <draw:g>
                  <svg:desc>Planilha1.B9:Planilha1.S9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